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1">
      <style:text-properties fo:language="ru" fo:country="RU"/>
    </style:style>
    <style:style style:name="P8" style:family="paragraph" style:parent-style-name="Text_20_body" style:list-style-name="L2">
      <style:text-properties fo:language="ru" fo:country="RU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language="en" fo:country="US"/>
    </style:style>
    <style:style style:name="T1" style:family="text">
      <style:text-properties style:text-position="super 58%"/>
    </style:style>
    <style:style style:name="T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3" fo:language="en" fo:country="US" style:font-name-asian="Times New Roman1" style:font-name-complex="Times New Roman1"/>
    </style:style>
    <style:style style:name="T8" style:family="text">
      <style:text-properties style:font-name="Times New Roman3"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7cm" draw:z-index="0"><draw:image xlink:href="../../odt_eng/images/066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DC moto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3cm" svg:height="1.379cm" draw:z-index="0"><draw:image xlink:href="../../odt_eng/images/066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5">The unit implements a mathematical model of direct current motor (DCM) with independent excitation.</text:p>
            <text:p text:style-name="P3"><text:span text:style-name="T4">Control </text:span><text:span text:style-name="T3">of unit </text:span><text:span text:style-name="T4">dynamics</text:span>:</text:p>
            <text:p text:style-name="P4"><draw:frame draw:style-name="fr3" draw:name="Объект6" text:anchor-type="as-char" svg:width="7.066cm" svg:height="3.493cm" draw:z-index="0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3"><text:span text:style-name="T3">where</text:span><draw:frame draw:style-name="fr3" draw:name="Объект7" text:anchor-type="as-char" svg:width="1.055cm" svg:height="0.564cm" draw:z-index="0"><draw:object xlink:href="./Object 7" xlink:type="simple" xlink:show="embed" xlink:actuate="onLoad"/><draw:image xlink:href="./ObjectReplacements/Object 7" xlink:type="simple" xlink:show="embed" xlink:actuate="onLoad"/></draw:frame><text:span text:style-name="T3">is for voltage applied to the motor armature</text:span>, <text:span text:style-name="T3">V</text:span>;</text:p>
            <text:p text:style-name="P3"><draw:frame draw:style-name="fr3" draw:name="Объект8" text:anchor-type="as-char" svg:width="0.94cm" svg:height="0.564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text:span text:style-name="T3">is for current in the motor armature circuit</text:span>, А;</text:p>
            <text:p text:style-name="P3"><draw:frame draw:style-name="fr3" draw:name="Объект9" text:anchor-type="as-char" svg:width="1.051cm" svg:height="0.564cm" draw:z-index="0"><draw:object xlink:href="./Object 9" xlink:type="simple" xlink:show="embed" xlink:actuate="onLoad"/><draw:image xlink:href="./ObjectReplacements/Object 9" xlink:type="simple" xlink:show="embed" xlink:actuate="onLoad"/><svg:title>формула</svg:title></draw:frame><text:span text:style-name="T3">is for the motor shaft angle, rad</text:span>;</text:p>
            <text:p text:style-name="P3"><draw:frame draw:style-name="fr3" draw:name="Объект10" text:anchor-type="as-char" svg:width="1.466cm" svg:height="0.621cm" draw:z-index="0"><draw:object xlink:href="./Object 10" xlink:type="simple" xlink:show="embed" xlink:actuate="onLoad"/><draw:image xlink:href="./ObjectReplacements/Object 10" xlink:type="simple" xlink:show="embed" xlink:actuate="onLoad"/><svg:title>формула</svg:title></draw:frame><text:span text:style-name="T3">is for torque developed on the motor shaft, N</text:span><text:span text:style-name="T7">·</text:span><text:span text:style-name="T3">m;</text:span></text:p>
            <text:p text:style-name="P3"><text:span text:style-name="T2"><draw:frame draw:style-name="fr3" draw:name="Объект11" text:anchor-type="as-char" svg:width="1.45cm" svg:height="0.621cm" draw:z-index="0"><draw:object xlink:href="./Object 11" xlink:type="simple" xlink:show="embed" xlink:actuate="onLoad"/><draw:image xlink:href="./ObjectReplacements/Object 11" xlink:type="simple" xlink:show="embed" xlink:actuate="onLoad"/><svg:title>формула</svg:title></draw:frame></text:span><text:span text:style-name="T6">is for </text:span><text:span text:style-name="T2">disturbing torque </text:span><text:span text:style-name="T6">on the motor shaft, N</text:span><text:span text:style-name="T8">·</text:span><text:span text:style-name="T6">m;</text:span></text:p>
            <text:p text:style-name="P3"><draw:frame draw:style-name="fr3" draw:name="Объект12" text:anchor-type="as-char" svg:width="0.631cm" svg:height="0.621cm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3">is for the </text:span>counterelectromotive force <text:span text:style-name="T3">coefficient</text:span>;</text:p>
            <text:p text:style-name="P3"><draw:frame draw:style-name="fr3" draw:name="Объект13" text:anchor-type="as-char" svg:width="0.707cm" svg:height="0.621cm" draw:z-index="0"><draw:object xlink:href="./Object 13" xlink:type="simple" xlink:show="embed" xlink:actuate="onLoad"/><draw:image xlink:href="./ObjectReplacements/Object 13" xlink:type="simple" xlink:show="embed" xlink:actuate="onLoad"/><svg:title>формула</svg:title></draw:frame><text:span text:style-name="T3">is for torque constant</text:span>;</text:p>
            <text:p text:style-name="P3"><draw:frame draw:style-name="fr3" draw:name="Объект14" text:anchor-type="as-char" svg:width="0.545cm" svg:height="0.549cm" draw:z-index="0"><draw:object xlink:href="./Object 14" xlink:type="simple" xlink:show="embed" xlink:actuate="onLoad"/><draw:image xlink:href="./ObjectReplacements/Object 14" xlink:type="simple" xlink:show="embed" xlink:actuate="onLoad"/><svg:title>формула</svg:title></draw:frame><text:span text:style-name="T3">is for resistance of the motor armature circuit, Ohm;</text:span></text:p>
            <text:p text:style-name="P3"><draw:frame draw:style-name="fr3" draw:name="Объект15" text:anchor-type="as-char" svg:width="0.524cm" svg:height="0.549cm" draw:z-index="0"><draw:object xlink:href="./Object 15" xlink:type="simple" xlink:show="embed" xlink:actuate="onLoad"/><draw:image xlink:href="./ObjectReplacements/Object 15" xlink:type="simple" xlink:show="embed" xlink:actuate="onLoad"/><svg:title>формула</svg:title></draw:frame><text:span text:style-name="T3">is for inductance of the motor armature circuit, H</text:span>;</text:p>
            <text:p text:style-name="P3"><draw:frame draw:style-name="fr3" draw:name="Объект16" text:anchor-type="as-char" svg:width="0.534cm" svg:height="0.549cm" draw:z-index="0"><draw:object xlink:href="./Object 16" xlink:type="simple" xlink:show="embed" xlink:actuate="onLoad"/><draw:image xlink:href="./ObjectReplacements/Object 16" xlink:type="simple" xlink:show="embed" xlink:actuate="onLoad"/><svg:title>формула</svg:title></draw:frame><text:span text:style-name="T3">is for moment of inertia of the motor rotor, kg</text:span><text:span text:style-name="T8">·</text:span><text:span text:style-name="T3">m</text:span><text:span text:style-name="T1">2</text:span> <text:span text:style-name="T3">(in case of an absolutely rigid mechanical transmission without a free play the reduced moment of inertia shall be considered instead of the moment of inertia of the motor rotor </text:span>(J + Jнi2),<text:span text:style-name="T3">where</text:span> Jн <text:span text:style-name="T3">is for the load inertia</text:span>).</text:p>
            <text:p text:style-name="P3"><text:span text:style-name="T3">The unit has</text:span> 2 <text:span text:style-name="T3">input and 3 output ports. </text:span></text:p>
            <text:p text:style-name="P3"><text:span text:style-name="T4">Input signals</text:span>:</text:p>
            <text:list xml:id="list3980462008618507969" text:style-name="L1">
              <text:list-item>
                <text:p text:style-name="P7"><text:span text:style-name="T3">Moment</text:span> <draw:frame draw:style-name="fr3" draw:name="Объект17" text:anchor-type="as-char" svg:width="1.45cm" svg:height="0.621cm" draw:z-index="0"><draw:object xlink:href="./Object 17" xlink:type="simple" xlink:show="embed" xlink:actuate="onLoad"/><draw:image xlink:href="./ObjectReplacements/Object 17" xlink:type="simple" xlink:show="embed" xlink:actuate="onLoad"/></draw:frame>.</text:p>
              </text:list-item>
              <text:list-item>
                <text:p text:style-name="P7"><text:span text:style-name="T3">Voltage</text:span> <draw:frame draw:style-name="fr3" draw:name="Объект18" text:anchor-type="as-char" svg:width="1.055cm" svg:height="0.564cm" draw:z-index="0"><draw:object xlink:href="./Object 18" xlink:type="simple" xlink:show="embed" xlink:actuate="onLoad"/><draw:image xlink:href="./ObjectReplacements/Object 18" xlink:type="simple" xlink:show="embed" xlink:actuate="onLoad"/><svg:title>формула</svg:title></draw:frame>.</text:p>
              </text:list-item>
            </text:list>
            <text:p text:style-name="P3"><text:span text:style-name="T4">Output signals</text:span>:</text:p>
            <text:list xml:id="list3102784277856321712" text:style-name="L2">
              <text:list-item>
                <text:p text:style-name="P8"><text:span text:style-name="T3">Shaft angle</text:span> <draw:frame draw:style-name="fr3" draw:name="Объект1" text:anchor-type="as-char" svg:width="1.051cm" svg:height="0.564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, <text:span text:style-name="T3">rad</text:span>.</text:p>
              </text:list-item>
              <text:list-item>
                <text:p text:style-name="P8"><text:span text:style-name="T6">Angular velocity</text:span><text:span text:style-name="T2"> (</text:span><text:span text:style-name="T6">frequency</text:span><text:span text:style-name="T2">) </text:span><text:span text:style-name="T6">of rotation</text:span><text:span text:style-name="T2"> </text:span><text:span text:style-name="T2"><draw:frame draw:style-name="fr3" draw:name="Объект2" text:anchor-type="as-char" svg:width="1.254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text:span text:style-name="T2">, </text:span><text:span text:style-name="T6">rad/s</text:span><text:span text:style-name="T2">.</text:span></text:p>
              </text:list-item>
              <text:list-item>
                <text:p text:style-name="P8"><text:span text:style-name="T6">Moment developed on the motor shaft</text:span><text:span text:style-name="T2"> </text:span><text:span text:style-name="T2"><draw:frame draw:style-name="fr3" draw:name="Объект3" text:anchor-type="as-char" svg:width="1.466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text:span text:style-name="T2">, </text:span><text:span text:style-name="T6">N</text:span><text:span text:style-name="T8">·</text:span><text:span text:style-name="T6">m</text:span><text:span text:style-name="T2">;</text:span></text:p>
              </text:list-item>
            </text:list>
            <text:p text:style-name="P5">The following can be additionally provided at the third output:</text:p>
            <text:list xml:id="list42516846" text:continue-numbering="true" text:style-name="L2">
              <text:list-item>
                <text:p text:style-name="P8"><text:span text:style-name="T3">Current in the motor armature circuit</text:span> <draw:frame draw:style-name="fr3" draw:name="Объект4" text:anchor-type="as-char" svg:width="0.94cm" svg:height="0.564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, А.</text:p>
              </text:list-item>
            </text:list>
            <text:p text:style-name="P3"><text:span text:style-name="T5">Properties</text:span>:</text:p>
            <text:list xml:id="list2345268461635645881" text:style-name="L3">
              <text:list-item>
                <text:p text:style-name="P9"><text:span text:style-name="T6">Rotor circuit resistance</text:span><text:span text:style-name="T9"> </text:span><text:span text:style-name="T9"><draw:frame draw:style-name="fr3" draw:name="Объект5" text:anchor-type="as-char" svg:width="0.545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9">, </text:span><text:span text:style-name="T6">Ohm</text:span><text:span text:style-name="T9">;</text:span></text:p>
              </text:list-item>
              <text:list-item>
                <text:p text:style-name="P9"><text:span text:style-name="T6">Rotor circuit inductance</text:span><text:span text:style-name="T9"> </text:span><text:span text:style-name="T9"><draw:frame draw:style-name="fr3" draw:name="Объект19" text:anchor-type="as-char" svg:width="0.524cm" svg:height="0.549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9">, </text:span><text:span text:style-name="T6">H</text:span><text:span text:style-name="T9">;</text:span></text:p>
              </text:list-item>
              <text:list-item>
                <text:p text:style-name="P9"><text:span text:style-name="T6">T</text:span><text:span text:style-name="T9">orque constant </text:span><text:span text:style-name="T9"><draw:frame draw:style-name="fr3" draw:name="Объект20" text:anchor-type="as-char" svg:width="0.707cm" svg:height="0.621cm" draw:z-index="0"><draw:object xlink:href="./Object 20" xlink:type="simple" xlink:show="embed" xlink:actuate="onLoad"/><draw:image xlink:href="./ObjectReplacements/Object 20" xlink:type="simple" xlink:show="embed" xlink:actuate="onLoad"/></draw:frame></text:span><text:span text:style-name="T9">;</text:span></text:p>
              </text:list-item>
              <text:list-item>
                <text:p text:style-name="P9">Counter-electromotive force <text:span text:style-name="T6">coefficient</text:span> <draw:frame draw:style-name="fr3" draw:name="Объект21" text:anchor-type="as-char" svg:width="0.631cm" svg:height="0.621cm" draw:z-index="0"><draw:object xlink:href="./Object 21" xlink:type="simple" xlink:show="embed" xlink:actuate="onLoad"/><draw:image xlink:href="./ObjectReplacements/Object 21" xlink:type="simple" xlink:show="embed" xlink:actuate="onLoad"/></draw:frame>;</text:p>
              </text:list-item>
              <text:list-item>
                <text:p text:style-name="P9"><text:span text:style-name="T6">Moment of motor rotor inertia</text:span><text:span text:style-name="T9"> </text:span><text:span text:style-name="T9"><draw:frame draw:style-name="fr3" draw:name="Объект22" text:anchor-type="as-char" svg:width="0.534cm" svg:height="0.549cm" draw:z-index="0"><draw:object xlink:href="./Object 22" xlink:type="simple" xlink:show="embed" xlink:actuate="onLoad"/><draw:image xlink:href="./ObjectReplacements/Object 22" xlink:type="simple" xlink:show="embed" xlink:actuate="onLoad"/></draw:frame></text:span><text:span text:style-name="T9">, </text:span><text:span text:style-name="T6">kg</text:span><text:span text:style-name="T8">·</text:span><text:span text:style-name="T6">m</text:span><text:span text:style-name="T9">2;</text:span></text:p>
              </text:list-item>
              <text:list-item>
                <text:p text:style-name="P9"><text:span text:style-name="T6">Initial motor shaft angle</text:span><text:span text:style-name="T9"> </text:span><text:span text:style-name="T9"><draw:frame draw:style-name="fr3" draw:name="Объект23" text:anchor-type="as-char" svg:width="1.147cm" svg:height="0.564cm" draw:z-index="0"><draw:object xlink:href="./Object 23" xlink:type="simple" xlink:show="embed" xlink:actuate="onLoad"/><draw:image xlink:href="./ObjectReplacements/Object 23" xlink:type="simple" xlink:show="embed" xlink:actuate="onLoad"/></draw:frame></text:span><text:span text:style-name="T9">, </text:span><text:span text:style-name="T6">rad</text:span><text:span text:style-name="T9">;</text:span></text:p>
              </text:list-item>
              <text:list-item>
                <text:p text:style-name="P9"><text:span text:style-name="T6">Initial angular velocity (frequency) of motor rotation</text:span><text:span text:style-name="T9"> </text:span><text:span text:style-name="T9"><draw:frame draw:style-name="fr3" draw:name="Объект24" text:anchor-type="as-char" svg:width="1.349cm" svg:height="0.564cm" draw:z-index="0"><draw:object xlink:href="./Object 24" xlink:type="simple" xlink:show="embed" xlink:actuate="onLoad"/><draw:image xlink:href="./ObjectReplacements/Object 24" xlink:type="simple" xlink:show="embed" xlink:actuate="onLoad"/></draw:frame></text:span><text:span text:style-name="T9">, </text:span><text:span text:style-name="T6">rad/s</text:span><text:span text:style-name="T9">;</text:span></text:p>
              </text:list-item>
              <text:list-item>
                <text:p text:style-name="P9"><text:span text:style-name="T6">Initial current in armature circuits</text:span><text:span text:style-name="T9"> </text:span><text:span text:style-name="T9"><draw:frame draw:style-name="fr3" draw:name="Объект25" text:anchor-type="as-char" svg:width="1.035cm" svg:height="0.564cm" draw:z-index="0"><draw:object xlink:href="./Object 25" xlink:type="simple" xlink:show="embed" xlink:actuate="onLoad"/><draw:image xlink:href="./ObjectReplacements/Object 25" xlink:type="simple" xlink:show="embed" xlink:actuate="onLoad"/></draw:frame></text:span><text:span text:style-name="T9">, А.</text:span></text:p>
              </text:list-item>
              <text:list-item>
                <text:p text:style-name="P10">Additional output.</text:p>
              </text:list-item>
            </text:list>
          </table:table-cell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вигатель постоянного тока</dc:title>
    <dc:date>2012-04-25T09:58:43.93</dc:date>
    <meta:editing-cycles>51</meta:editing-cycles>
    <meta:editing-duration>PT2H59M37S</meta:editing-duration>
    <meta:document-statistic meta:table-count="1" meta:image-count="2" meta:object-count="25" meta:page-count="2" meta:paragraph-count="38" meta:word-count="264" meta:character-count="150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11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2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13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14/content.xml><?xml version="1.0" encoding="utf-8"?>
<math xmlns="http://www.w3.org/1998/Math/MathML">
  <semantics>
    <mrow>
      <mi>R</mi>
    </mrow>
    <annotation encoding="StarMath 5.0">R</annotation>
  </semantics>
</math>
</file>

<file path=Object 15/content.xml><?xml version="1.0" encoding="utf-8"?>
<math xmlns="http://www.w3.org/1998/Math/MathML">
  <semantics>
    <mrow>
      <mi>L</mi>
    </mrow>
    <annotation encoding="StarMath 5.0">L</annotation>
  </semantics>
</math>
</file>

<file path=Object 16/content.xml><?xml version="1.0" encoding="utf-8"?>
<math xmlns="http://www.w3.org/1998/Math/MathML">
  <semantics>
    <mrow>
      <mi>J</mi>
    </mrow>
    <annotation encoding="StarMath 5.0">J</annotation>
  </semantics>
</math>
</file>

<file path=Object 1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8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9/content.xml><?xml version="1.0" encoding="utf-8"?>
<math xmlns="http://www.w3.org/1998/Math/MathML">
  <semantics>
    <mrow>
      <mi>L</mi>
    </mrow>
    <annotation encoding="StarMath 5.0">L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21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22/content.xml><?xml version="1.0" encoding="utf-8"?>
<math xmlns="http://www.w3.org/1998/Math/MathML">
  <semantics>
    <mrow>
      <mi>J</mi>
    </mrow>
    <annotation encoding="StarMath 5.0">J</annotation>
  </semantics>
</math>
</file>

<file path=Object 23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24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25/content.xml><?xml version="1.0" encoding="utf-8"?>
<math xmlns="http://www.w3.org/1998/Math/MathML">
  <semantics>
    <mrow>
      <mi>i</mi>
      <mrow>
        <mo stretchy="false">(</mo>
        <mrow>
          <mn>0</mn>
        </mrow>
        <mo stretchy="false">)</mo>
      </mrow>
    </mrow>
    <annotation encoding="StarMath 5.0">i(0)</annotation>
  </semantics>
</math>
</file>

<file path=Object 3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i>R</mi>
    </mrow>
    <annotation encoding="StarMath 5.0">R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M</mi>
                    <mi>д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k</mi>
                        <mi>м</mi>
                      </msub>
                      <mo stretchy="false">⋅</mo>
                      <mi>i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o stretchy="false">(</mo>
                      <mrow>
                        <mrow>
                          <mi>R</mi>
                          <mo stretchy="false">+</mo>
                          <mrow>
                            <mi>L</mi>
                            <mo stretchy="false">⋅</mo>
                            <mrow>
                              <mfrac>
                                <mrow>
                                  <mi>d</mi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  <mo stretchy="false">)</mo>
                    </mrow>
                    <mo stretchy="false">⋅</mo>
                    <mi>i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i>u</mi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i>c</mi>
                            </msub>
                            <mo stretchy="false">⋅</mo>
                            <mrow>
                              <mfrac>
                                <mrow>
                                  <mi mathvariant="italic">dq</mi>
                                  <mrow>
                                    <mo stretchy="false">(</mo>
                                    <mrow>
                                      <mi>t</mi>
                                    </mrow>
                                    <mo stretchy="false">)</mo>
                                  </mrow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i>J</mi>
                      <mo stretchy="false">⋅</mo>
                      <mrow>
                        <mfrac>
                          <mrow>
                            <msup>
                              <mi>d</mi>
                              <mn>2</mn>
                            </msup>
                            <mi>q</mi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sup>
                              <mi mathvariant="italic">dt</mi>
                              <mn>2</mn>
                            </msup>
                          </mrow>
                        </mfrac>
                      </mrow>
                    </mrow>
                    <mo stretchy="false">=</mo>
                    <msub>
                      <mi>M</mi>
                      <mi>д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sub>
                      <mi>M</mi>
                      <mi>в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 
M_д(t) = k_м cdot i(t) , #
(R + L cdot {{d} over {dt} }) cdot i(t) = { {u(t) - k_c cdot {{dq(t)} over {dt}}}  } , #
J cdot {{d^2 q(t)} over {dt^2}} = M_д(t) - M_в(t); } right none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8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9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